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fo:text-align="center"/>
    </style:style>
    <style:style style:name="T2" style:parent-style-name="Absatz-Standardschriftart" style:family="text">
      <style:text-properties fo:font-size="36pt" style:font-size-asian="36pt" style:font-size-complex="36pt"/>
    </style:style>
    <style:style style:name="T3" style:parent-style-name="Absatz-Standardschriftart" style:family="text">
      <style:text-properties fo:font-size="36pt" style:font-size-asian="36pt" style:font-size-complex="36pt"/>
    </style:style>
    <style:style style:name="T4" style:parent-style-name="Absatz-Standardschriftart" style:family="text">
      <style:text-properties fo:font-size="36pt" style:font-size-asian="36pt" style:font-size-complex="36pt"/>
    </style:style>
    <style:style style:name="P5" style:parent-style-name="Standard" style:family="paragraph">
      <style:text-properties fo:font-weight="bold" style:font-weight-asian="bold" style:font-weight-complex="bold" style:text-underline-type="single" style:text-underline-style="solid" style:text-underline-width="auto" style:text-underline-mode="continuous" fo:language="en" fo:country="US"/>
    </style:style>
  </office:automatic-styles>
  <office:body>
    <office:text text:use-soft-page-breaks="true">
      <text:p text:style-name="P1"><text:span text:style-name="T2">Astral</text:span><text:span text:style-name="T3">-</text:span><text:span text:style-name="T4">Pointer</text:span></text:p>
      <text:p text:style-name="P5">Synopsis:- <text:s/></text:p>
      <text:p text:style-name="Standard">The Astral-Pointer initiative represents an innovative scientific venture aiming to revolutionize the way we observe the night sky through the creation of an advanced automated system for pointing at constellations. By harnessing the capabilities of lasers and computer technology, this project seeks to make stargazing more accessible, educational, and interactive for enthusiasts, astronomers, and curious individuals.</text:p>
      <text:p text:style-name="Standard">Unlike traditional stargazing, which often demands significant knowledge of celestial objects and their positions, the Astral-Pointer project addresses this challenge by providing a user-friendly interface which allows users to effortlessly direct a laser precisely toward their desired constellations.</text:p>
      <text:p text:style-name="Standard">Moreover, the possibilities for the automated laser system reach well beyond the domain of astronomy, extending into various scientific, cultural, artistic, and practical fields. For instance, in military applications, the system can aid in precise aiming and targeting for activities such as long-range communication, surveying, and reconnaissance.</text:p>
      <text:p text:style-name="Standard"/>
      <text:p text:style-name="Standard">Participants-</text:p>
      <text:p text:style-name="Standard">Rohan Asrani – Ranoji House</text:p>
      <text:p text:style-name="Standard">Keshav Jhunjhunwala – Jayaji House<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ohan Asrani</meta:initial-creator>
    <dc:creator>Rohan Asrani</dc:creator>
    <meta:creation-date>2023-07-27T16:04:00Z</meta:creation-date>
    <dc:date>2023-07-27T16:32:00Z</dc:date>
    <meta:template xlink:href="Normal" xlink:type="simple"/>
    <meta:editing-cycles>2</meta:editing-cycles>
    <meta:editing-duration>PT1680S</meta:editing-duration>
    <meta:document-statistic meta:page-count="1" meta:paragraph-count="2" meta:word-count="176" meta:character-count="1179" meta:row-count="8" meta:non-whitespace-character-count="1005"/>
  </office:meta>
</office:document-meta>
</file>